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1767" officeooo:paragraph-rsid="00051767"/>
    </style:style>
    <style:style style:name="P2" style:family="paragraph" style:parent-style-name="Standard">
      <style:text-properties officeooo:rsid="00051767" officeooo:paragraph-rsid="00098e5d"/>
    </style:style>
    <style:style style:name="P3" style:family="paragraph" style:parent-style-name="Standard">
      <style:text-properties officeooo:rsid="0006ef77" officeooo:paragraph-rsid="0006ef77"/>
    </style:style>
    <style:style style:name="P4" style:family="paragraph" style:parent-style-name="Standard">
      <style:text-properties officeooo:rsid="00089b50" officeooo:paragraph-rsid="00089b50"/>
    </style:style>
    <style:style style:name="P5" style:family="paragraph" style:parent-style-name="Standard">
      <style:text-properties officeooo:rsid="00089b50" officeooo:paragraph-rsid="00098e5d"/>
    </style:style>
    <style:style style:name="P6" style:family="paragraph" style:parent-style-name="Standard">
      <style:text-properties officeooo:paragraph-rsid="00089b50"/>
    </style:style>
    <style:style style:name="P7" style:family="paragraph" style:parent-style-name="Standard">
      <style:text-properties officeooo:paragraph-rsid="0008ba6a"/>
    </style:style>
    <style:style style:name="P8" style:family="paragraph" style:parent-style-name="Standard">
      <style:text-properties officeooo:rsid="0008ba6a" officeooo:paragraph-rsid="0008ba6a"/>
    </style:style>
    <style:style style:name="P9" style:family="paragraph" style:parent-style-name="Standard">
      <style:text-properties officeooo:paragraph-rsid="000ab766"/>
    </style:style>
    <style:style style:name="P10" style:family="paragraph" style:parent-style-name="Standard">
      <style:text-properties officeooo:rsid="000ab766" officeooo:paragraph-rsid="000ab766"/>
    </style:style>
    <style:style style:name="P11" style:family="paragraph" style:parent-style-name="Standard">
      <style:text-properties officeooo:rsid="000c471a" officeooo:paragraph-rsid="000ab766"/>
    </style:style>
    <style:style style:name="P12" style:family="paragraph" style:parent-style-name="Standard" style:list-style-name="L1">
      <style:text-properties officeooo:paragraph-rsid="00098e5d"/>
    </style:style>
    <style:style style:name="P13" style:family="paragraph" style:parent-style-name="Standard" style:list-style-name="L1">
      <style:text-properties officeooo:rsid="00089b50" officeooo:paragraph-rsid="00089b50"/>
    </style:style>
    <style:style style:name="P14" style:family="paragraph" style:parent-style-name="Standard">
      <style:text-properties officeooo:rsid="00089b50" officeooo:paragraph-rsid="0008ba6a"/>
    </style:style>
    <style:style style:name="P15" style:family="paragraph" style:parent-style-name="Standard">
      <style:text-properties officeooo:rsid="00089b50" officeooo:paragraph-rsid="000e996b"/>
    </style:style>
    <style:style style:name="P16" style:family="paragraph" style:parent-style-name="Standard">
      <style:text-properties officeooo:rsid="00089b50" officeooo:paragraph-rsid="00113f23"/>
    </style:style>
    <style:style style:name="P17" style:family="paragraph" style:parent-style-name="Standard">
      <style:text-properties officeooo:rsid="0008ba6a" officeooo:paragraph-rsid="0008ba6a"/>
    </style:style>
    <style:style style:name="P18" style:family="paragraph" style:parent-style-name="Standard" style:list-style-name="L2">
      <style:text-properties officeooo:rsid="0008ba6a" officeooo:paragraph-rsid="0008ba6a"/>
    </style:style>
    <style:style style:name="P19" style:family="paragraph" style:parent-style-name="Standard" style:list-style-name="L2">
      <style:text-properties officeooo:rsid="00098e5d" officeooo:paragraph-rsid="00098e5d"/>
    </style:style>
    <style:style style:name="P20" style:family="paragraph" style:parent-style-name="Standard" style:list-style-name="L4">
      <style:text-properties officeooo:rsid="00098e5d" officeooo:paragraph-rsid="00113f23"/>
    </style:style>
    <style:style style:name="P21" style:family="paragraph" style:parent-style-name="Standard" style:list-style-name="L3">
      <style:text-properties officeooo:rsid="000ab766" officeooo:paragraph-rsid="000ab766"/>
    </style:style>
    <style:style style:name="P22" style:family="paragraph" style:parent-style-name="Standard">
      <style:text-properties officeooo:rsid="000ab766" officeooo:paragraph-rsid="000ab766"/>
    </style:style>
    <style:style style:name="P23" style:family="paragraph" style:parent-style-name="Standard" style:list-style-name="L4">
      <style:text-properties officeooo:rsid="000c471a" officeooo:paragraph-rsid="000c471a"/>
    </style:style>
    <style:style style:name="P24" style:family="paragraph" style:parent-style-name="Standard">
      <style:text-properties officeooo:rsid="000c471a" officeooo:paragraph-rsid="000c471a"/>
    </style:style>
    <style:style style:name="P25" style:family="paragraph" style:parent-style-name="Standard">
      <style:text-properties officeooo:rsid="000c471a" officeooo:paragraph-rsid="00106126"/>
    </style:style>
    <style:style style:name="P26" style:family="paragraph" style:parent-style-name="Standard" style:list-style-name="L4">
      <style:text-properties officeooo:rsid="000e3980" officeooo:paragraph-rsid="000e3980"/>
    </style:style>
    <style:style style:name="P27" style:family="paragraph" style:parent-style-name="Standard" style:list-style-name="L4">
      <style:text-properties officeooo:rsid="000e3980" officeooo:paragraph-rsid="00113f23"/>
    </style:style>
    <style:style style:name="P28" style:family="paragraph" style:parent-style-name="Standard">
      <style:text-properties officeooo:rsid="000e3980" officeooo:paragraph-rsid="000e3980"/>
    </style:style>
    <style:style style:name="P29" style:family="paragraph" style:parent-style-name="Standard">
      <style:text-properties officeooo:rsid="000e3980" officeooo:paragraph-rsid="00113f23"/>
    </style:style>
    <style:style style:name="P30" style:family="paragraph" style:parent-style-name="Standard">
      <style:text-properties officeooo:rsid="000e996b" officeooo:paragraph-rsid="00106126"/>
    </style:style>
    <style:style style:name="P31" style:family="paragraph" style:parent-style-name="Standard">
      <style:text-properties officeooo:rsid="00051767" officeooo:paragraph-rsid="00113f23"/>
    </style:style>
    <style:style style:name="P32" style:family="paragraph" style:parent-style-name="Standard">
      <style:text-properties officeooo:rsid="00051767" officeooo:paragraph-rsid="0015c497"/>
    </style:style>
    <style:style style:name="P33" style:family="paragraph" style:parent-style-name="Standard">
      <style:text-properties officeooo:rsid="00113f23" officeooo:paragraph-rsid="00113f23"/>
    </style:style>
    <style:style style:name="P34" style:family="paragraph" style:parent-style-name="Standard" style:list-style-name="L4">
      <style:text-properties officeooo:rsid="0015c497" officeooo:paragraph-rsid="0015c497"/>
    </style:style>
    <style:style style:name="P35" style:family="paragraph" style:parent-style-name="Standard">
      <style:text-properties officeooo:paragraph-rsid="0015c497"/>
    </style:style>
    <style:style style:name="T1" style:family="text">
      <style:text-properties officeooo:rsid="0006ef77"/>
    </style:style>
    <style:style style:name="T2" style:family="text">
      <style:text-properties officeooo:rsid="00089b50"/>
    </style:style>
    <style:style style:name="T3" style:family="text">
      <style:text-properties officeooo:rsid="0008ba6a"/>
    </style:style>
    <style:style style:name="T4" style:family="text">
      <style:text-properties officeooo:rsid="00098e5d"/>
    </style:style>
    <style:style style:name="T5" style:family="text">
      <style:text-properties fo:font-weight="normal" style:font-weight-asian="normal" style:font-weight-complex="normal"/>
    </style:style>
    <style:style style:name="T6" style:family="text">
      <style:text-properties officeooo:rsid="000ab766"/>
    </style:style>
    <style:style style:name="T7" style:family="text">
      <style:text-properties officeooo:rsid="000c471a"/>
    </style:style>
    <style:style style:name="T8" style:family="text">
      <style:text-properties officeooo:rsid="000e996b"/>
    </style:style>
    <style:style style:name="T9" style:family="text">
      <style:text-properties officeooo:rsid="00106126"/>
    </style:style>
    <style:style style:name="T10" style:family="text">
      <style:text-properties officeooo:rsid="00113f23"/>
    </style:style>
    <style:style style:name="T11" style:family="text">
      <style:text-properties officeooo:rsid="0012a0af"/>
    </style:style>
    <style:style style:name="T12" style:family="text">
      <style:text-properties officeooo:rsid="0015c4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ización de la base de datos</text:p>
      <text:p text:style-name="P1"/>
      <text:p text:style-name="P9"><text:span text:style-name="T1">Teniendo las siguientes relaciones se mostraran las dependencias funcionales no triviales (</text:span><text:span text:style-name="T5">α➝ α</text:span><text:span text:style-name="T4">) de cada Esquema en el que se basa la base de datos implementada en Postgresql:</text:span></text:p>
      <text:p text:style-name="P3"/>
      <text:list xml:id="list2583796761" text:style-name="L1">
        <text:list-item>
          <text:p text:style-name="P13">En Esquema-<text:span text:style-name="T3">F</text:span>avCoordinates:</text:p>
        </text:list-item>
      </text:list>
      <text:p text:style-name="P4"><text:tab/></text:p>
      <text:p text:style-name="P4">Siendo los atributos cellphoneClient, coordinate y nameCoordinate los atributos de la relación. cellphoneClient y corrdinate son la clave primaria pues un cellphoneClient puede relacionarse con más de una coordinate, y un corrdinate puede relacionarse en varios cellphoneClient, entonces solo se identifica el atributo nameCoordinate que es <text:span text:style-name="T3">el único no primo</text:span> con los atributos cellphoneClient y coordinate <text:span text:style-name="T3">de manera completa y sin transitividad.</text:span></text:p>
      <text:p text:style-name="P4"/>
      <text:list xml:id="list171757714614065" text:continue-numbering="true" text:style-name="L1">
        <text:list-item>
          <text:list>
            <text:list-item>
              <text:p text:style-name="P12"><text:span text:style-name="T2">cellphoneClient <text:s/>coordinate </text:span>➝ <text:s/><text:span text:style-name="T2">cellphoneClient <text:s/>coordinate <text:s/>nameCoordinate</text:span></text:p>
            </text:list-item>
          </text:list>
        </text:list-item>
      </text:list>
      <text:p text:style-name="P6"><text:tab/></text:p>
      <text:p text:style-name="P7"><text:tab/><text:span text:style-name="T3">(cellphoneClient <text:s/>coordinate)⁺= cellphoneClient <text:s/>coordinate <text:s/>nameCoordinate</text:span></text:p>
      <text:p text:style-name="P7"><text:tab/></text:p>
      <text:p text:style-name="P8"><text:tab/>cellphoneClient y coordinate son clave primaria</text:p>
      <text:p text:style-name="P7"><text:tab/></text:p>
      <text:p text:style-name="P14"><text:tab/>Esquema-favCoordinates esta en forma normal de Boyce-Codd</text:p>
      <text:p text:style-name="P7"/>
      <text:list xml:id="list1211597763" text:style-name="L2">
        <text:list-item>
          <text:p text:style-name="P18">En Esquema-Client:</text:p>
        </text:list-item>
      </text:list>
      <text:p text:style-name="P8"/>
      <text:p text:style-name="P5"><text:span text:style-name="T6">Es una abstracción del usuario que solicita los servicios. L</text:span>os atributos <text:span text:style-name="T7">de la relación son </text:span>cellphoneClient, <text:span text:style-name="T4">passwordClient, nameClient, address, creditCard y status,</text:span> <text:span text:style-name="T7">y</text:span> <text:span text:style-name="T4">es el atributo cellphoneClient el único que identifica de manera inequívoca al resto de los demás atributos. Entonces cada atributo depende funcionalmente de cellphoneClient, por ser una clave primaria no compuesta tambien dependen evidentemente de manera completa de dicha clave y en la relación se alcanzan todos los atributos sin ninguna transitividad.</text:span></text:p>
      <text:p text:style-name="P8"/>
      <text:list xml:id="list171757207879076" text:continue-numbering="true" text:style-name="L2">
        <text:list-item>
          <text:list>
            <text:list-item>
              <text:p text:style-name="P19">cellphoneClient ➝ cellphoneClient passwordClient nameClient address creditCard status</text:p>
            </text:list-item>
          </text:list>
        </text:list-item>
      </text:list>
      <text:p text:style-name="P1"/>
      <text:p text:style-name="P2"><text:tab/><text:span text:style-name="T4">(cellphoneClient)⁺ = cellphoneClient passwordClient nameClient address creditCard status</text:span></text:p>
      <text:p text:style-name="P1"><text:tab/></text:p>
      <text:p text:style-name="P1"><text:tab/><text:span text:style-name="T4">cellphoneClient es clave primaria</text:span></text:p>
      <text:p text:style-name="P1"/>
      <text:p text:style-name="P2"><text:tab/><text:span text:style-name="T2">Esquema-FavCoordinates esta en forma normal de Boyce-Codd</text:span></text:p>
      <text:p text:style-name="P2"/>
      <text:list xml:id="list2944048301" text:style-name="L3">
        <text:list-item>
          <text:p text:style-name="P21">En Esquema-Ask:</text:p>
        </text:list-item>
      </text:list>
      <text:p text:style-name="P10"/>
      <text:p text:style-name="P10">Es la abstracción de las solicitudes de viaje realizadas, donde se guarda cada solicitud con una identificación generada de manera automática, donde se guarda información relevante del viaje, la clave primaria del Esquema-Client y la clave primaria del Esquema-Driver. Los atributos de la relación <text:span text:style-name="T7">son</text:span> idAsk, cellPhoneClient, cellphoneDriver, initialCoordinates, finalCoordinates, initialTime, finalTime y stars, <text:span text:style-name="T7">donde ningun atributo fuera de idAsk depende funcionalmente de otro, esto debiddo a que es posible que un usuario con un determinado cellPhoneClient pueda realizar multiples viajes iguales y que deben estar registrados en la base de datos, cada coductor con un determinado cellPhoneDriver puede realizar de la misma manera multiples viajes y pueden relacionarsen estos </text:span><text:soft-page-break/><text:span text:style-name="T7">mismos en viajes distintos. Por estas razones el atributo auto-generado idAsk existe e identifica cada viaje solicitado de manera inequivoca.</text:span></text:p>
      <text:p text:style-name="P11"/>
      <text:list xml:id="list460604249" text:style-name="L4">
        <text:list-item>
          <text:list>
            <text:list-item>
              <text:p text:style-name="P23">IdAsk <text:span text:style-name="T4">➝ <text:s/>idAsk cellPhoneClient cellphoneDriver initialCoordinates finalCoordinates initialTime finalTime stars</text:span></text:p>
            </text:list-item>
          </text:list>
        </text:list-item>
      </text:list>
      <text:p text:style-name="P24"/>
      <text:p text:style-name="P25"><text:tab/><text:span text:style-name="T9">(</text:span>IdAsk<text:span text:style-name="T9">)⁺</text:span> <text:span text:style-name="T9">= idAsk cellPhoneClient cellphoneDriver initialCoordinates finalCoordinates <text:tab/>initialTime finalTime stars</text:span></text:p>
      <text:p text:style-name="P25"/>
      <text:p text:style-name="P25"><text:tab/><text:span text:style-name="T9">idAsk es la clave primaria</text:span></text:p>
      <text:p text:style-name="P25"><text:tab/></text:p>
      <text:p text:style-name="P25"><text:tab/><text:span text:style-name="T9">Esquema-Ask esta en forma normal de Boyce-Codd</text:span></text:p>
      <text:p text:style-name="P10"/>
      <text:list xml:id="list171757668154484" text:continue-numbering="true" text:style-name="L4">
        <text:list-item>
          <text:p text:style-name="P26">En Esquem<text:span text:style-name="T8">a-Driver:</text:span></text:p>
        </text:list-item>
      </text:list>
      <text:p text:style-name="P28"/>
      <text:p text:style-name="P30">Es una abstracción del usuario que toma los servicios, quien conduce el taxi para llevar a su destino al usuario Client<text:span text:style-name="T9">e. Los atributos de la relación son cellphoneDriver, passwordDriver, nameDriver, available, numAccount y status. El atributo cellphnoeDriver es el único que identifica de manera inequívoca al resto de los demás atributos en la relación. Entonces cada atributo depende funcionalmente de cellphoneDriver, por ser una clave primaria no compuesta también dependen evidentemente de manera completa de dicha clave y en la relación se alcanzan todos los atributos sin ninguna transitividad.</text:span></text:p>
      <text:p text:style-name="P15"/>
      <text:list xml:id="list171757678897806" text:continue-numbering="true" text:style-name="L4">
        <text:list-item>
          <text:list>
            <text:list-item>
              <text:p text:style-name="P20">cellphone<text:span text:style-name="T10">Driver</text:span> ➝ <text:span text:style-name="T10">cellphoneDriver passwordDriver nameDriver available numAccount status</text:span></text:p>
            </text:list-item>
          </text:list>
        </text:list-item>
      </text:list>
      <text:p text:style-name="P31"/>
      <text:p text:style-name="P31"><text:span text:style-name="T4"><text:tab/>(cellphoneClient)⁺ = cellphoneDriver passwordDriver nameDriver available numAccount status</text:span></text:p>
      <text:p text:style-name="P31"/>
      <text:p text:style-name="P31"><text:span text:style-name="T4"><text:tab/>cellphoneClient es clave primaria</text:span></text:p>
      <text:p text:style-name="P31"/>
      <text:p text:style-name="P31"><text:span text:style-name="T2"><text:tab/>Esquema-FavCoordinates esta en forma normal de Boyce-Codd</text:span></text:p>
      <text:p text:style-name="P31"/>
      <text:p text:style-name="P31"/>
      <text:list xml:id="list171755840447546" text:continue-numbering="true" text:style-name="L4">
        <text:list-item>
          <text:p text:style-name="P27">En Esquem<text:span text:style-name="T8">a-CcDriver:</text:span></text:p>
        </text:list-item>
      </text:list>
      <text:p text:style-name="P29"/>
      <text:p text:style-name="P33">Es una relación en la <text:span text:style-name="T11">que se tienen los atributos cc y cellphoneDriver, donde ambos son unicos y tanto cc como cellphoneDriver son llaves candidatas, entonces es posible la elección de cualquiera de las dos como llave primaria y la otra se agrega el constraint de unique. Para esta implementación se eligió cellPhone como llave primaria y cc como atributo no primo unico.</text:span></text:p>
      <text:p text:style-name="P35"><text:span text:style-name="T12">Una alternativa hubiese sido tener el atributo cc en Esquema-Driver, sin embargo, para la forma normal de Boyce-Codd que se desea implementar se </text:span>requiere que no existan dependencias funcionales no triviales de los atributos que no sean un conjunto de la clave candidata <text:span text:style-name="T12">y tener el atributo cc haria que la relación no cumpliese esta condición pues los demás atributos de Esquema-Driver dependerian funcionalmente de cc, aun sin ser parte de la clave candidata de la relación.</text:span></text:p>
      <text:p text:style-name="P16"/>
      <text:list xml:id="list171756411391227" text:continue-numbering="true" text:style-name="L4">
        <text:list-item>
          <text:list>
            <text:list-item>
              <text:p text:style-name="P20"><text:span text:style-name="T12">cc</text:span> ➝ <text:span text:style-name="T12">cellPhone cc</text:span></text:p>
            </text:list-item>
            <text:list-item>
              <text:p text:style-name="P34">cellphoneDriver <text:span text:style-name="T4">➝ </text:span>cc cellPhone</text:p>
            </text:list-item>
          </text:list>
        </text:list-item>
      </text:list>
      <text:p text:style-name="P31"/>
      <text:p text:style-name="P32"><text:span text:style-name="T4"><text:tab/>(cc)⁺ = cc cellphoneDriver </text:span></text:p>
      <text:p text:style-name="P32"><text:soft-page-break/><text:span text:style-name="T4"><text:tab/>(cellphoneDriver)⁺ = cellphoneDriver cc </text:span></text:p>
      <text:p text:style-name="P31"/>
      <text:p text:style-name="P31"><text:span text:style-name="T4"><text:tab/>cellphoneClient es clave primaria</text:span></text:p>
      <text:p text:style-name="P31"/>
      <text:p text:style-name="P31"><text:span text:style-name="T2"><text:tab/>Esquema-FavCoordinates esta en forma normal de Boyce-Co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47.381795479</meta:creation-date>
    <dc:date>2019-04-03T17:17:55.548673698</dc:date>
    <meta:editing-duration>PT39M27S</meta:editing-duration>
    <meta:editing-cycles>3</meta:editing-cycles>
    <meta:generator>LibreOffice/6.0.7.3$Linux_X86_64 LibreOffice_project/00m0$Build-3</meta:generator>
    <meta:document-statistic meta:table-count="0" meta:image-count="0" meta:object-count="0" meta:page-count="3" meta:paragraph-count="41" meta:word-count="688" meta:character-count="4960" meta:non-whitespace-character-count="4285"/>
  </office:meta>
</office:document-meta>
</file>